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(TD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100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office:value-type="string" calcext:value-type="string">
            <text:p>100(RR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1:53:15.020215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6T13:34:48.926215984</dc:date>
    <meta:editing-duration>PT18H1M5S</meta:editing-duration>
    <meta:editing-cycles>17</meta:editing-cycles>
    <meta:generator>LibreOffice/6.1.5.2$Linux_X86_64 LibreOffice_project/1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